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fc2f" officeooo:paragraph-rsid="0014fc2f"/>
    </style:style>
    <style:style style:name="P2" style:family="paragraph" style:parent-style-name="Standard">
      <style:text-properties style:font-name="Arial" officeooo:rsid="0014fc2f" officeooo:paragraph-rsid="003fa263"/>
    </style:style>
    <style:style style:name="P3" style:family="paragraph" style:parent-style-name="Standard">
      <style:text-properties style:font-name="Arial" officeooo:rsid="001556ba" officeooo:paragraph-rsid="001556ba"/>
    </style:style>
    <style:style style:name="P4" style:family="paragraph" style:parent-style-name="Standard">
      <style:text-properties style:font-name="Arial" officeooo:rsid="0016537b" officeooo:paragraph-rsid="0016537b"/>
    </style:style>
    <style:style style:name="P5" style:family="paragraph" style:parent-style-name="Standard">
      <style:text-properties style:font-name="Arial" officeooo:rsid="0016537b" officeooo:paragraph-rsid="001d7d38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fc2f" officeooo:paragraph-rsid="0014fc2f" style:font-weight-asian="bold" style:font-weight-complex="bold"/>
    </style:style>
    <style:style style:name="P7" style:family="paragraph" style:parent-style-name="Standard">
      <style:text-properties style:font-name="Arial" fo:font-weight="bold" officeooo:rsid="0014fc2f" officeooo:paragraph-rsid="0014fc2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263378" officeooo:paragraph-rsid="00263378" style:font-weight-asian="bold" style:font-weight-complex="bold"/>
    </style:style>
    <style:style style:name="P9" style:family="paragraph" style:parent-style-name="Standard">
      <style:text-properties style:font-name="Arial" fo:font-weight="bold" officeooo:rsid="0026b44f" officeooo:paragraph-rsid="0026b44f" style:font-weight-asian="bold" style:font-weight-complex="bold"/>
    </style:style>
    <style:style style:name="P10" style:family="paragraph" style:parent-style-name="Standard">
      <style:text-properties style:font-name="Arial" fo:font-weight="bold" officeooo:rsid="00289197" officeooo:paragraph-rsid="00289197" style:font-weight-asian="bold" style:font-weight-complex="bold"/>
    </style:style>
    <style:style style:name="P11" style:family="paragraph" style:parent-style-name="Standard">
      <style:text-properties style:font-name="Arial" fo:font-weight="bold" officeooo:rsid="002931c5" officeooo:paragraph-rsid="002931c5" style:font-weight-asian="bold" style:font-weight-complex="bold"/>
    </style:style>
    <style:style style:name="P12" style:family="paragraph" style:parent-style-name="Standard">
      <style:text-properties style:font-name="Arial" fo:font-weight="bold" officeooo:rsid="00190aef" officeooo:paragraph-rsid="00190aef" style:font-weight-asian="bold" style:font-weight-complex="bold"/>
    </style:style>
    <style:style style:name="P13" style:family="paragraph" style:parent-style-name="Standard">
      <style:text-properties style:font-name="Arial" fo:font-weight="bold" officeooo:rsid="001e0654" officeooo:paragraph-rsid="001e0654" style:font-weight-asian="bold" style:font-weight-complex="bold"/>
    </style:style>
    <style:style style:name="P14" style:family="paragraph" style:parent-style-name="Standard">
      <style:text-properties style:font-name="Arial" officeooo:rsid="0018ea02" officeooo:paragraph-rsid="0018ea02"/>
    </style:style>
    <style:style style:name="P15" style:family="paragraph" style:parent-style-name="Standard">
      <style:text-properties style:font-name="Arial" officeooo:rsid="00190aef" officeooo:paragraph-rsid="00190aef"/>
    </style:style>
    <style:style style:name="P16" style:family="paragraph" style:parent-style-name="Standard">
      <style:text-properties style:font-name="Arial" fo:font-weight="normal" officeooo:rsid="001ba32e" officeooo:paragraph-rsid="001ba32e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30ef42" officeooo:paragraph-rsid="0030ef42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30ef42" officeooo:paragraph-rsid="0030669d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32fcad" officeooo:paragraph-rsid="0030ef42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41fa29" officeooo:paragraph-rsid="0033ed27" style:font-weight-asian="normal" style:font-weight-complex="normal"/>
    </style:style>
    <style:style style:name="P21" style:family="paragraph" style:parent-style-name="Standard">
      <style:text-properties style:font-name="Arial" officeooo:rsid="00177567" officeooo:paragraph-rsid="001d7d38"/>
    </style:style>
    <style:style style:name="P22" style:family="paragraph" style:parent-style-name="Standard">
      <style:text-properties style:font-name="Arial" officeooo:rsid="001e0654" officeooo:paragraph-rsid="001e0654"/>
    </style:style>
    <style:style style:name="P23" style:family="paragraph" style:parent-style-name="Standard">
      <style:text-properties style:font-name="Arial" officeooo:rsid="001e11a2" officeooo:paragraph-rsid="001e11a2"/>
    </style:style>
    <style:style style:name="P24" style:family="paragraph" style:parent-style-name="Standard">
      <style:text-properties style:font-name="Arial" officeooo:rsid="0020704a" officeooo:paragraph-rsid="0033ed27"/>
    </style:style>
    <style:style style:name="P25" style:family="paragraph" style:parent-style-name="Standard">
      <style:text-properties style:font-name="Arial" officeooo:rsid="002404d4" officeooo:paragraph-rsid="002404d4"/>
    </style:style>
    <style:style style:name="P26" style:family="paragraph" style:parent-style-name="Standard">
      <style:paragraph-properties fo:text-align="center" style:justify-single-word="false"/>
      <style:text-properties style:font-name="Arial" fo:font-size="22pt" fo:font-weight="bold" officeooo:rsid="0014fc2f" officeooo:paragraph-rsid="0014fc2f" style:font-size-asian="22pt" style:font-weight-asian="bold" style:font-size-complex="22pt" style:font-weight-complex="bold"/>
    </style:style>
    <style:style style:name="P27" style:family="paragraph" style:parent-style-name="Standard">
      <style:text-properties style:font-name="Arial" officeooo:rsid="00263378" officeooo:paragraph-rsid="0026b44f"/>
    </style:style>
    <style:style style:name="P28" style:family="paragraph" style:parent-style-name="Standard">
      <style:text-properties style:font-name="Arial" officeooo:rsid="0026b44f" officeooo:paragraph-rsid="0026b44f"/>
    </style:style>
    <style:style style:name="P29" style:family="paragraph" style:parent-style-name="Standard">
      <style:text-properties style:font-name="Arial" officeooo:rsid="00289197" officeooo:paragraph-rsid="00289197"/>
    </style:style>
    <style:style style:name="P30" style:family="paragraph" style:parent-style-name="Standard">
      <style:text-properties style:font-name="Arial" officeooo:rsid="002931c5" officeooo:paragraph-rsid="002931c5"/>
    </style:style>
    <style:style style:name="P31" style:family="paragraph" style:parent-style-name="Standard">
      <style:text-properties style:font-name="Arial" officeooo:rsid="003501e1" officeooo:paragraph-rsid="003501e1"/>
    </style:style>
    <style:style style:name="P32" style:family="paragraph" style:parent-style-name="Standard">
      <style:text-properties style:font-name="Arial" officeooo:rsid="001c13df" officeooo:paragraph-rsid="001c13df"/>
    </style:style>
    <style:style style:name="P33" style:family="paragraph" style:parent-style-name="Standard">
      <style:text-properties style:font-name="Arial" officeooo:rsid="00360b3b" officeooo:paragraph-rsid="00360b3b"/>
    </style:style>
    <style:style style:name="P34" style:family="paragraph" style:parent-style-name="Standard">
      <style:text-properties style:font-name="Arial" officeooo:rsid="00360b3b" officeooo:paragraph-rsid="003501e1"/>
    </style:style>
    <style:style style:name="P35" style:family="paragraph" style:parent-style-name="Standard">
      <style:text-properties style:font-name="Arial" officeooo:rsid="0037b8c5" officeooo:paragraph-rsid="0037b8c5"/>
    </style:style>
    <style:style style:name="P36" style:family="paragraph" style:parent-style-name="Standard">
      <style:text-properties style:font-name="Arial" officeooo:rsid="003c6e3b" officeooo:paragraph-rsid="003c6e3b"/>
    </style:style>
    <style:style style:name="P37" style:family="paragraph" style:parent-style-name="Standard">
      <style:text-properties style:font-name="Arial" officeooo:rsid="003cbb82" officeooo:paragraph-rsid="003cbb82"/>
    </style:style>
    <style:style style:name="P38" style:family="paragraph" style:parent-style-name="Standard">
      <style:text-properties style:font-name="Arial" officeooo:rsid="003fa263" officeooo:paragraph-rsid="0040370a"/>
    </style:style>
    <style:style style:name="P39" style:family="paragraph" style:parent-style-name="Standard">
      <style:text-properties style:font-name="Arial" officeooo:rsid="003fa263" officeooo:paragraph-rsid="003fa263"/>
    </style:style>
    <style:style style:name="P40" style:family="paragraph" style:parent-style-name="Standard">
      <style:text-properties style:font-name="Arial" officeooo:rsid="002b9d03" officeooo:paragraph-rsid="003fa263"/>
    </style:style>
    <style:style style:name="P41" style:family="paragraph" style:parent-style-name="Standard">
      <style:text-properties style:font-name="Arial" officeooo:rsid="002caf77" officeooo:paragraph-rsid="002c6b7d"/>
    </style:style>
    <style:style style:name="P42" style:family="paragraph" style:parent-style-name="Standard">
      <style:text-properties style:font-name="Arial" officeooo:rsid="0032fcad" officeooo:paragraph-rsid="0032fcad"/>
    </style:style>
    <style:style style:name="P43" style:family="paragraph" style:parent-style-name="Standard">
      <style:text-properties style:font-name="Arial" officeooo:rsid="004664ee" officeooo:paragraph-rsid="00447803"/>
    </style:style>
    <style:style style:name="P44" style:family="paragraph" style:parent-style-name="Standard">
      <style:text-properties style:font-name="Arial" officeooo:rsid="0039a532" officeooo:paragraph-rsid="0039a532"/>
    </style:style>
    <style:style style:name="P45" style:family="paragraph" style:parent-style-name="Standard">
      <style:text-properties style:font-name="Arial" officeooo:rsid="004dfbbd" officeooo:paragraph-rsid="004dfbbd"/>
    </style:style>
    <style:style style:name="P46" style:family="paragraph" style:parent-style-name="Standard">
      <style:text-properties style:font-name="Arial" officeooo:rsid="004e5b64" officeooo:paragraph-rsid="004e5b64"/>
    </style:style>
    <style:style style:name="P47" style:family="paragraph" style:parent-style-name="Standard">
      <style:text-properties style:font-name="Ubuntu Mono" fo:font-size="10.5pt" fo:font-weight="normal" officeooo:rsid="001ba32e" officeooo:paragraph-rsid="001ba32e" style:font-size-asian="10.5pt" style:font-weight-asian="normal" style:font-size-complex="10.5pt" style:font-weight-complex="normal"/>
    </style:style>
    <style:style style:name="P48" style:family="paragraph" style:parent-style-name="Standard">
      <style:text-properties style:text-position="0% 100%" style:font-name="Arial" officeooo:rsid="002f8013" officeooo:paragraph-rsid="002f8013"/>
    </style:style>
    <style:style style:name="P49" style:family="paragraph" style:parent-style-name="Standard">
      <style:text-properties style:text-position="0% 100%" style:font-name="Arial" officeooo:rsid="002f8013" officeooo:paragraph-rsid="002ef6d0"/>
    </style:style>
    <style:style style:name="P50" style:family="paragraph" style:parent-style-name="Standard">
      <style:text-properties style:text-line-through-style="none" style:text-line-through-type="none" style:font-name="Arial" officeooo:rsid="001e0654" officeooo:paragraph-rsid="001e0654"/>
    </style:style>
    <style:style style:name="P51" style:family="paragraph" style:parent-style-name="Standard">
      <style:text-properties style:text-line-through-style="none" style:text-line-through-type="none" style:font-name="Arial" officeooo:rsid="003501e1" officeooo:paragraph-rsid="003501e1"/>
    </style:style>
    <style:style style:name="P52" style:family="paragraph" style:parent-style-name="Standard">
      <style:text-properties style:text-line-through-style="none" style:text-line-through-type="none" style:font-name="Arial" officeooo:rsid="004baff2" officeooo:paragraph-rsid="004baff2"/>
    </style:style>
    <style:style style:name="P53" style:family="paragraph" style:parent-style-name="Standard">
      <style:text-properties officeooo:rsid="004c1ff5" officeooo:paragraph-rsid="004c1ff5"/>
    </style:style>
    <style:style style:name="P54" style:family="paragraph" style:parent-style-name="Standard">
      <style:paragraph-properties fo:break-before="page"/>
      <style:text-properties style:font-name="Arial" fo:font-weight="bold" officeooo:rsid="0014fc2f" officeooo:paragraph-rsid="0014fc2f" style:font-weight-asian="bold" style:font-weight-complex="bold"/>
    </style:style>
    <style:style style:name="P55" style:family="paragraph" style:parent-style-name="Standard">
      <style:paragraph-properties fo:break-before="page"/>
      <style:text-properties style:font-name="Arial" fo:font-weight="bold" officeooo:rsid="0016537b" officeooo:paragraph-rsid="0016537b" style:font-weight-asian="bold" style:font-weight-complex="bold"/>
    </style:style>
    <style:style style:name="P56" style:family="paragraph" style:parent-style-name="Standard">
      <style:paragraph-properties fo:break-before="page"/>
      <style:text-properties style:font-name="Arial" fo:font-weight="bold" officeooo:rsid="001d6421" officeooo:paragraph-rsid="001d6421" style:font-weight-asian="bold" style:font-weight-complex="bold"/>
    </style:style>
    <style:style style:name="P57" style:family="paragraph" style:parent-style-name="Standard">
      <style:paragraph-properties fo:break-before="page"/>
      <style:text-properties style:font-name="Arial" fo:font-weight="bold" officeooo:rsid="0018ea02" officeooo:paragraph-rsid="0018ea02" style:font-weight-asian="bold" style:font-weight-complex="bold"/>
    </style:style>
    <style:style style:name="P58" style:family="paragraph" style:parent-style-name="Standard">
      <style:paragraph-properties fo:break-before="page"/>
      <style:text-properties style:font-name="Arial" fo:font-weight="bold" officeooo:rsid="001e0654" officeooo:paragraph-rsid="001e0654" style:font-weight-asian="bold" style:font-weight-complex="bold"/>
    </style:style>
    <style:style style:name="P59" style:family="paragraph" style:parent-style-name="Standard">
      <style:paragraph-properties fo:break-before="page"/>
      <style:text-properties style:font-name="Arial" fo:font-weight="bold" officeooo:rsid="00190aef" officeooo:paragraph-rsid="00190aef" style:font-weight-asian="bold" style:font-weight-complex="bold"/>
    </style:style>
    <style:style style:name="P60" style:family="paragraph" style:parent-style-name="Standard">
      <style:paragraph-properties fo:break-before="page"/>
      <style:text-properties style:font-name="Arial" officeooo:rsid="0016537b" officeooo:paragraph-rsid="001d7d38"/>
    </style:style>
    <style:style style:name="P61" style:family="paragraph" style:parent-style-name="Standard">
      <style:paragraph-properties fo:break-before="page"/>
      <style:text-properties style:font-name="Arial" officeooo:rsid="0016537b" officeooo:paragraph-rsid="0016537b"/>
    </style:style>
    <style:style style:name="P62" style:family="paragraph" style:parent-style-name="Standard">
      <style:paragraph-properties fo:break-before="page"/>
      <style:text-properties style:font-name="Arial" officeooo:rsid="001556ba" officeooo:paragraph-rsid="001556ba"/>
    </style:style>
    <style:style style:name="P63" style:family="paragraph" style:parent-style-name="Standard">
      <style:paragraph-properties fo:break-before="page"/>
      <style:text-properties style:font-name="Arial" officeooo:rsid="004e5b64" officeooo:paragraph-rsid="004e5b64"/>
    </style:style>
    <style:style style:name="P64" style:family="paragraph" style:parent-style-name="Standard">
      <style:paragraph-properties fo:break-before="page"/>
      <style:text-properties officeooo:paragraph-rsid="0033ed27"/>
    </style:style>
    <style:style style:name="P65" style:family="paragraph" style:parent-style-name="Standard">
      <style:text-properties style:font-name="Arial" officeooo:rsid="002ef6d0" officeooo:paragraph-rsid="002d1c83"/>
    </style:style>
    <style:style style:name="P66" style:family="paragraph" style:parent-style-name="Standard">
      <style:text-properties style:font-name="Arial" officeooo:rsid="004c1ff5" officeooo:paragraph-rsid="0033ed27"/>
    </style:style>
    <style:style style:name="P67" style:family="paragraph" style:parent-style-name="Standard">
      <style:text-properties style:font-name="Arial" fo:font-weight="bold" officeooo:rsid="004e5b64" officeooo:paragraph-rsid="004e5b64" style:font-weight-asian="bold" style:font-weight-complex="bold"/>
    </style:style>
    <style:style style:name="P68" style:family="paragraph" style:parent-style-name="Standard">
      <style:text-properties style:font-name="Arial" officeooo:rsid="003fa263" officeooo:paragraph-rsid="00519f0f"/>
    </style:style>
    <style:style style:name="P69" style:family="paragraph" style:parent-style-name="Standard">
      <style:text-properties style:font-name="Arial" fo:font-weight="normal" officeooo:rsid="0030ef42" officeooo:paragraph-rsid="0030669d" style:font-weight-asian="normal" style:font-weight-complex="normal"/>
    </style:style>
    <style:style style:name="P70" style:family="paragraph" style:parent-style-name="Standard">
      <style:text-properties style:font-name="Arial" officeooo:rsid="001e11a2" officeooo:paragraph-rsid="001e11a2"/>
    </style:style>
    <style:style style:name="P71" style:family="paragraph" style:parent-style-name="Standard">
      <style:text-properties style:font-name="Arial" officeooo:rsid="0037b8c5" officeooo:paragraph-rsid="0037b8c5"/>
    </style:style>
    <style:style style:name="P72" style:family="paragraph" style:parent-style-name="Standard">
      <style:paragraph-properties fo:break-before="page"/>
      <style:text-properties style:font-name="Arial" fo:font-weight="bold" officeooo:rsid="001e0654" officeooo:paragraph-rsid="001e0654" style:font-weight-asian="bold" style:font-weight-complex="bold"/>
    </style:style>
    <style:style style:name="P73" style:family="paragraph">
      <loext:graphic-properties draw:fill="solid" draw:fill-color="#ffffff" draw:opacity="0%"/>
    </style:style>
    <style:style style:name="T1" style:family="text">
      <style:text-properties officeooo:rsid="001556ba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d1c83"/>
    </style:style>
    <style:style style:name="T4" style:family="text">
      <style:text-properties officeooo:rsid="0016537b"/>
    </style:style>
    <style:style style:name="T5" style:family="text">
      <style:text-properties officeooo:rsid="00177567"/>
    </style:style>
    <style:style style:name="T6" style:family="text">
      <style:text-properties officeooo:rsid="001ba32e"/>
    </style:style>
    <style:style style:name="T7" style:family="text">
      <style:text-properties officeooo:rsid="001d6421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officeooo:rsid="00260e65"/>
    </style:style>
    <style:style style:name="T10" style:family="text">
      <style:text-properties fo:color="#c9211e" officeooo:rsid="00263378" fo:background-color="#ffff00" loext:char-shading-value="0"/>
    </style:style>
    <style:style style:name="T11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c9211e" fo:font-size="16pt" fo:font-weight="bold" officeooo:rsid="003fa263" style:font-size-asian="16pt" style:font-weight-asian="bold" style:font-size-complex="16pt" style:font-weight-complex="bold"/>
    </style:style>
    <style:style style:name="T13" style:family="text">
      <style:text-properties officeooo:rsid="0026b44f"/>
    </style:style>
    <style:style style:name="T14" style:family="text">
      <style:text-properties officeooo:rsid="00289197"/>
    </style:style>
    <style:style style:name="T15" style:family="text">
      <style:text-properties officeooo:rsid="002b9d03"/>
    </style:style>
    <style:style style:name="T16" style:family="text">
      <style:text-properties style:font-name="Arial"/>
    </style:style>
    <style:style style:name="T17" style:family="text">
      <style:text-properties style:font-name="Arial" officeooo:rsid="0033f2c2"/>
    </style:style>
    <style:style style:name="T18" style:family="text">
      <style:text-properties style:font-name="Arial" officeooo:rsid="0020704a"/>
    </style:style>
    <style:style style:name="T19" style:family="text">
      <style:text-properties style:font-name="Arial" officeooo:rsid="004c1ff5"/>
    </style:style>
    <style:style style:name="T20" style:family="text">
      <style:text-properties style:font-name="Arial" officeooo:rsid="0050e496"/>
    </style:style>
    <style:style style:name="T21" style:family="text">
      <style:text-properties officeooo:rsid="002c6b7d"/>
    </style:style>
    <style:style style:name="T22" style:family="text">
      <style:text-properties officeooo:rsid="002caf77"/>
    </style:style>
    <style:style style:name="T23" style:family="text">
      <style:text-properties officeooo:rsid="002ef6d0"/>
    </style:style>
    <style:style style:name="T24" style:family="text">
      <style:text-properties officeooo:rsid="0030669d"/>
    </style:style>
    <style:style style:name="T25" style:family="text">
      <style:text-properties officeooo:rsid="0030ef42"/>
    </style:style>
    <style:style style:name="T26" style:family="text">
      <style:text-properties officeooo:rsid="0032fcad"/>
    </style:style>
    <style:style style:name="T27" style:family="text">
      <style:text-properties officeooo:rsid="003501e1"/>
    </style:style>
    <style:style style:name="T28" style:family="text">
      <style:text-properties officeooo:rsid="00360b3b"/>
    </style:style>
    <style:style style:name="T29" style:family="text">
      <style:text-properties officeooo:rsid="003bac2a"/>
    </style:style>
    <style:style style:name="T30" style:family="text">
      <style:text-properties officeooo:rsid="003c6e3b"/>
    </style:style>
    <style:style style:name="T31" style:family="text">
      <style:text-properties officeooo:rsid="003fa263"/>
    </style:style>
    <style:style style:name="T32" style:family="text">
      <style:text-properties officeooo:rsid="00447803"/>
    </style:style>
    <style:style style:name="T33" style:family="text">
      <style:text-properties officeooo:rsid="004a6082"/>
    </style:style>
    <style:style style:name="T34" style:family="text">
      <style:text-properties officeooo:rsid="004baff2"/>
    </style:style>
    <style:style style:name="T35" style:family="text">
      <style:text-properties officeooo:rsid="004dfbbd"/>
    </style:style>
    <style:style style:name="T36" style:family="text">
      <style:text-properties officeooo:rsid="004e5b64"/>
    </style:style>
    <style:style style:name="T37" style:family="text">
      <style:text-properties officeooo:rsid="004f1d9c"/>
    </style:style>
    <style:style style:name="gr1" style:family="graphic">
      <style:graphic-properties svg:stroke-color="#000000" draw:fill="solid" draw:fill-color="#ffffff" draw:opacity="0%" draw:textarea-horizontal-align="justify" draw:textarea-vertical-align="middle" draw:auto-grow-height="false" fo:min-height="0.794cm" fo:min-width="3.916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opacity="0%" draw:textarea-horizontal-align="justify" draw:textarea-vertical-align="middle" draw:auto-grow-height="false" fo:min-height="0.9cm" fo:min-width="5.50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="solid" draw:fill-color="#ffffff" draw:opacity="0%" draw:textarea-horizontal-align="justify" draw:textarea-vertical-align="middle" draw:auto-grow-height="false" fo:min-height="0.794cm" fo:min-width="5.00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solid" draw:fill-color="#ffffff" draw:opacity="0%" draw:textarea-horizontal-align="justify" draw:textarea-vertical-align="middle" draw:auto-grow-height="false" fo:min-height="0.9cm" fo:min-width="5.662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2021 Spring <text:s text:c="2"/>CPSC 240-7</text:p>
      <text:p text:style-name="P6"><text:span text:style-name="T9">May 9, 2021 <text:s text:c="2"/></text:span>Concepts Final</text:p>
      <text:p text:style-name="P8">Time: <text:s/>9:00am – 2:00pm</text:p>
      <text:p text:style-name="P1"/>
      <text:p text:style-name="P1"/>
      <text:p text:style-name="P7">Cover Sheet</text:p>
      <text:p text:style-name="P1"/>
      <text:p text:style-name="P27">The official time is 10am-12pm. <text:s/><text:span text:style-name="T13">The extended time is a gesture to make the test a little less stressful for those who can benefit from additional time.</text:span></text:p>
      <text:p text:style-name="P27"/>
      <text:p text:style-name="P1"/>
      <text:p text:style-name="P1"/>
      <text:p text:style-name="P9">Only odt or doc or docx</text:p>
      <text:p text:style-name="P28"/>
      <text:p text:style-name="P28">No later than 2pm send the document with your answers as an attachment to the usual place, namely: <text:s text:c="2"/>holliday@fullerton.edu</text:p>
      <text:p text:style-name="P28"/>
      <text:p text:style-name="P28"/>
      <text:p text:style-name="P28"/>
      <text:p text:style-name="P10">Check answers electronically before submitting</text:p>
      <text:p text:style-name="P28"/>
      <text:p text:style-name="P29">It is highly recommended that you check your answer online to insure its correctness. <text:s/>If the online calculator says your mathematical answer is wrong then either re-work the solution or choose “blank”. <text:s/>A random wrong answer will (usually) earn less credit than the “blank” answer.</text:p>
      <text:p text:style-name="P28"/>
      <text:p text:style-name="P28"/>
      <text:p text:style-name="P28"/>
      <text:p text:style-name="P9">Grading scale</text:p>
      <text:p text:style-name="P28"/>
      <text:p text:style-name="P28">Most questions have a single correct answer.</text:p>
      <text:p text:style-name="P28"><text:tab/>Correct answer ==&gt;100%</text:p>
      <text:p text:style-name="P28"><text:tab/>“Blank” <text:span text:style-name="T14">answer</text:span> ==&gt; <text:span text:style-name="T12">40</text:span><text:span text:style-name="T11">%</text:span></text:p>
      <text:p text:style-name="P28"><text:tab/>Wrong answer <text:s/>==&gt; <text:span text:style-name="T31">0</text:span>%</text:p>
      <text:p text:style-name="P29"/>
      <text:p text:style-name="P29">That means: <text:s/>don’t guess random answers. <text:s/>The “blank” option is available to avoid guessing.</text:p>
      <text:p text:style-name="P29"/>
      <text:p text:style-name="P29"/>
      <text:p text:style-name="P29"/>
      <text:p text:style-name="P11">Conclusion</text:p>
      <text:p text:style-name="P30"/>
      <text:p text:style-name="P30">Everyone in this class is capable of 100% correct answers (except for the matter limited time).</text:p>
      <text:p text:style-name="P30"/>
      <text:p text:style-name="P30">I hope that a year from now you’ll remember Spring 2021 and think “Yes, I did learn some things I didn’t know before.”</text:p>
      <text:p text:style-name="P30"/>
      <text:p text:style-name="P54"><draw:custom-shape text:anchor-type="paragraph" draw:z-index="0" draw:name="Shape1" draw:style-name="gr4" draw:text-style-name="P73" svg:width="5.663cm" svg:height="0.9cm" svg:x="0.011cm" svg:y="-0.145cm"><text:p/><draw:enhanced-geometry svg:viewBox="0 0 21600 21600" draw:type="rectangle" draw:enhanced-path="M 0 0 L 21600 0 21600 21600 0 21600 0 0 Z N"/></draw:custom-shape>Numeric conversion<text:span text:style-name="T4">s <text:s/></text:span><text:span text:style-name="T33">NC</text:span></text:p>
      <text:p text:style-name="P1"/>
      <text:p text:style-name="P1">Show <text:span text:style-name="T1">sufficient </text:span>steps that <text:span text:style-name="T1">will </text:span>convince the reader that you know the underlying principles involved. <text:s/>It is ok <text:span text:style-name="T1">and even recommended</text:span> to use electronic <text:span text:style-name="T6">equipment</text:span> <text:span text:style-name="T6">to verify</text:span> your answer.</text:p>
      <text:p text:style-name="P1"/>
      <text:p text:style-name="P1"/>
      <text:p text:style-name="P1"/>
      <text:p text:style-name="P2"><text:span text:style-name="T15">1. <text:s/></text:span>Convert 79.7 to IEEE754 hex <text:span text:style-name="T4">64-bit</text:span> float format.</text:p>
      <text:p text:style-name="P39">Show sufficient work to confirm that you know the algorithm.</text:p>
      <text:p text:style-name="P1"/>
      <text:p text:style-name="P40"/>
      <text:p text:style-name="P62"><text:span text:style-name="T33">2</text:span><text:span text:style-name="T25">. <text:s/></text:span>Convert 0x<text:span text:style-name="T21">42</text:span><text:span text:style-name="T22">0</text:span>B 0000 0000 0000 to base 10 floating point <text:span text:style-name="T4">format.</text:span></text:p>
      <text:p text:style-name="P38">Show sufficient work to confirm you know the algorithm.</text:p>
      <text:p text:style-name="P3"/>
      <text:p text:style-name="P41"/>
      <text:p text:style-name="P62"><text:span text:style-name="T33">3</text:span><text:span text:style-name="T25">. <text:s/></text:span>Convert 13.45 x 2<text:span text:style-name="T2">-10</text:span><text:span text:style-name="T3">29</text:span> to IEEE754 hex <text:span text:style-name="T4">64-bit </text:span>float <text:span text:style-name="T4">format.</text:span></text:p>
      <text:p text:style-name="P68">Show sufficient work to confirm you know the algorithm.</text:p>
      <text:p text:style-name="P65"/>
      <text:p text:style-name="P1"/>
      <text:p text:style-name="P1"/>
      <text:p text:style-name="P1"/>
      <text:p text:style-name="P1"/>
      <text:p text:style-name="P3"/>
      <text:p text:style-name="P62"><text:span text:style-name="T33">4</text:span><text:span text:style-name="T25">. <text:s/></text:span>Convert <text:span text:style-name="T7">2/</text:span><text:span text:style-name="T23">7</text:span><text:span text:style-name="T4"> to IEEE754 hex 32-bit float format.</text:span></text:p>
      <text:p text:style-name="P68">Show sufficient work to confirm you know the algorithm.</text:p>
      <text:p text:style-name="P49"/>
      <text:p text:style-name="P48"/>
      <text:p text:style-name="P61"><text:span text:style-name="T33">5</text:span><text:span text:style-name="T25">. <text:s/></text:span>Convert 0x409A 0000 from IEEE754 <text:span text:style-name="T24">32-bit</text:span> to base 10 float format.</text:p>
      <text:p text:style-name="P68">Show sufficient work to confirm you know the algorithm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6"><draw:custom-shape text:anchor-type="paragraph" draw:z-index="1" draw:name="Shape2" draw:style-name="gr3" draw:text-style-name="P73" svg:width="5.001cm" svg:height="0.795cm" svg:x="-0.175cm" svg:y="-0.064cm"><text:p/><draw:enhanced-geometry svg:viewBox="0 0 21600 21600" draw:type="rectangle" draw:enhanced-path="M 0 0 L 21600 0 21600 21600 0 21600 0 0 Z N"/></draw:custom-shape>Programming <text:span text:style-name="T25">= P</text:span></text:p>
      <text:p text:style-name="P16"/>
      <text:p text:style-name="P16"/>
      <text:p text:style-name="P16"><text:span text:style-name="T25">P1. <text:s/></text:span>Make an assembly function with this prototype: <text:s text:c="2"/></text:p>
      <text:p text:style-name="P16"/>
      <text:p text:style-name="P16">double sumofsquares(double arr [ ], long size);</text:p>
      <text:p text:style-name="P16"/>
      <text:p text:style-name="P16">The function returns the sum of all the squares of numbers in the array.</text:p>
      <text:p text:style-name="P16"/>
      <text:p text:style-name="P47">[To save space you should keep the first push rbp but you may omit the remaining 15 pushes. <text:s/>Likewise, you may omit the 15 pops at the end but keep the one pop for rbp.]</text:p>
      <text:p text:style-name="P16"/>
      <text:p text:style-name="P17"/>
      <text:p text:style-name="P17"/>
      <text:p text:style-name="P19"/>
      <text:p text:style-name="P60"><text:span text:style-name="T26">P2. <text:s/></text:span>Suppose a large integer such as <text:span text:style-name="T33">75</text:span>0 500 000 000 is stored in r14. <text:s/>You wish to compute <text:span text:style-name="T5">8209/7</text:span> of that <text:span text:style-name="T5">large integer using only integer arithmetic instructions. <text:s/>Write a fragment of assembly code showing how to do it. <text:s text:c="2"/>Leave the final answer in r15.</text:span></text:p>
      <text:p text:style-name="P5"/>
      <text:p text:style-name="P4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/>
      <text:p text:style-name="P21"/>
      <text:p text:style-name="P21"/>
      <text:p text:style-name="P21"/>
      <text:p text:style-name="P21"/>
      <text:p text:style-name="P64"><text:span text:style-name="T17">P</text:span><text:span text:style-name="T20">3</text:span><text:span text:style-name="T17">. <text:s/></text:span><text:span text:style-name="T18">Write an assembly </text:span><text:span text:style-name="T19">block that will read the cpu clock, convert the value read to integer number of seconds (since the machine was booted). <text:s/>Store that resulting number in rbx.</text:span></text:p>
      <text:p text:style-name="P66"/>
      <text:p text:style-name="P53"><text:span text:style-name="T19">T</text:span><text:span text:style-name="T16">his block will be executed on an Asus Model “Red Dragon” running at max frequency 3.4 GHz. <text:s/>What is the number of seconds?</text:span></text:p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5"><draw:custom-shape text:anchor-type="paragraph" draw:z-index="2" draw:name="Shape3_0" draw:style-name="gr2" draw:text-style-name="P73" svg:width="5.504cm" svg:height="0.9cm" svg:x="-0.069cm" svg:y="-0.273cm"><text:p/><draw:enhanced-geometry svg:viewBox="0 0 21600 21600" draw:type="rectangle" draw:enhanced-path="M 0 0 L 21600 0 21600 21600 0 21600 0 0 Z N"/></draw:custom-shape>Numeric knowledge <text:s/><text:span text:style-name="T27">NK</text:span></text:p>
      <text:p text:style-name="P4"/>
      <text:p text:style-name="P4"/>
      <text:p text:style-name="P4"/>
      <text:p text:style-name="P22"><text:span text:style-name="T32">NK-</text:span><text:span text:style-name="T35">1</text:span><text:span text:style-name="T32">. <text:s/></text:span>What is <text:s text:c="2"/>-1823<text:span text:style-name="T29">0700</text:span> in an <text:span text:style-name="T29">9</text:span>-digit<text:span text:style-name="T8"> babbage machine?</text:span></text:p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2"/>
      <text:p text:style-name="P57"><draw:custom-shape text:anchor-type="paragraph" draw:z-index="3" draw:name="Shape10_0" draw:style-name="gr1" draw:text-style-name="P73" svg:width="3.917cm" svg:height="0.795cm" svg:x="-0.042cm" svg:y="-0.097cm"><text:p/><draw:enhanced-geometry svg:viewBox="0 0 21600 21600" draw:type="rectangle" draw:enhanced-path="M 0 0 L 21600 0 21600 21600 0 21600 0 0 Z N"/></draw:custom-shape>Legal knowledge</text:p>
      <text:p text:style-name="P14"/>
      <text:p text:style-name="P14"/>
      <text:p text:style-name="P32"><text:span text:style-name="T27">LK-1. <text:s/></text:span>What are two legal responsibilities imposed on a recipient of open source software?</text:p>
      <text:p text:style-name="P32"/>
      <text:p text:style-name="P34"/>
      <text:p text:style-name="P14"/>
      <text:p text:style-name="P14"/>
      <text:p text:style-name="P14"/>
      <text:p text:style-name="P14"/>
      <text:p text:style-name="P14"/>
      <text:p text:style-name="P14"/>
      <text:p text:style-name="P31">LK-<text:span text:style-name="T34">2</text:span>. <text:s/>What is the recommended license to put on <text:span text:style-name="T28">software not specific to any on</text:span><text:span text:style-name="T34">e</text:span><text:span text:style-name="T28"> single program?</text:span></text:p>
      <text:p text:style-name="P3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LK-<text:span text:style-name="T34">3</text:span>. <text:s/>What is the recommended l<text:span text:style-name="T29">icense to put on a user guide created as part of a group project in CPSC362, </text:span><text:span text:style-name="T30">and which the professor rated as “Outstanding”?</text:span></text:p>
      <text:p text:style-name="P14"/>
      <text:p text:style-name="P36"/>
      <text:p text:style-name="P12"/>
      <text:p text:style-name="P12"/>
      <text:p text:style-name="P12"/>
      <text:p text:style-name="P12"/>
      <text:p text:style-name="P59">Cultural knowledge</text:p>
      <text:p text:style-name="P15"/>
      <text:p text:style-name="P15"><text:span text:style-name="T32">CK-1. <text:s/></text:span>What is considered to be the Opus Magnum of assembly programming?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pan text:style-name="T32">CK-2. <text:s/></text:span>Who is the founder of the movement to promote the use of open source software?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><text:span text:style-name="T32">CK-</text:span><text:span text:style-name="T34">3</text:span><text:span text:style-name="T32">. <text:s/></text:span>For what is Grace Hooper known? <text:s/>Give at least one famous action.</text:p>
      <text:p text:style-name="P36"/>
      <text:p text:style-name="P36"/>
      <text:p text:style-name="P22"/>
      <text:p text:style-name="P13"/>
      <text:p text:style-name="P58">Programmer’s tool box</text:p>
      <text:p text:style-name="P35"/>
      <text:p text:style-name="P35"/>
      <text:p text:style-name="P35"/>
      <text:p text:style-name="P23"/>
      <text:p text:style-name="P23"><text:span text:style-name="T32">PT-</text:span><text:span text:style-name="T34">1</text:span><text:span text:style-name="T32">. <text:s/></text:span>How do you swap xmm8 and xmm9 without using a temporary register?</text:p>
      <text:p text:style-name="P23"/>
      <text:p text:style-name="P35"/>
      <text:p text:style-name="P23"/>
      <text:p text:style-name="P23"/>
      <text:p text:style-name="P23"/>
      <text:p text:style-name="P23"/>
      <text:p text:style-name="P23"/>
      <text:p text:style-name="P23"/>
      <text:p text:style-name="P25"><text:span text:style-name="T32">PT-</text:span><text:span text:style-name="T34">2</text:span><text:span text:style-name="T32">. <text:s/></text:span>In a pure assembly program what is the name of the main function?</text:p>
      <text:p text:style-name="P2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pan text:style-name="T32">PT-</text:span><text:span text:style-name="T35">3</text:span><text:span text:style-name="T32">. <text:s/></text:span>How do you round a float number in such a way that if the starting number is midway between two integers then the even integer will always win the rounding operation. <text:s/>Show with example.</text:p>
      <text:p text:style-name="P37"/>
      <text:p text:style-name="P37"/>
      <text:p text:style-name="P37"/>
      <text:p text:style-name="P37"/>
      <text:p text:style-name="P43"/>
      <text:p text:style-name="P58">GDB knowledge</text:p>
      <text:p text:style-name="P22"/>
      <text:p text:style-name="P22"/>
      <text:p text:style-name="P23"><text:span text:style-name="T35">GDB-1. <text:s/></text:span>A dynamic array was created in a C++ program: <text:s/>double arr = new double[8];</text:p>
      <text:p text:style-name="P23">Output the first 4 numbers of that array in IEEE754 hex format.</text:p>
      <text:p text:style-name="P23"/>
      <text:p text:style-name="P44"/>
      <text:p text:style-name="P44"/>
      <text:p text:style-name="P44"/>
      <text:p text:style-name="P44"/>
      <text:p text:style-name="P44"/>
      <text:p text:style-name="P45">GDB-2. <text:s/>Show the low 64-bits of xmm0 in floating point decimal.</text:p>
      <text:p text:style-name="P44"/>
      <text:p text:style-name="P44"/>
      <text:p text:style-name="P44"/>
      <text:p text:style-name="P44"/>
      <text:p text:style-name="P44"/>
      <text:p text:style-name="P44"/>
      <text:p text:style-name="P45">GDB-3. <text:s/>Copy the integer -650 into the high 64-bits of xmm3.</text:p>
      <text:p text:style-name="P45"/>
      <text:p text:style-name="P45"/>
      <text:p text:style-name="P45"/>
      <text:p text:style-name="P45"/>
      <text:p text:style-name="P45"/>
      <text:p text:style-name="P45"/>
      <text:p text:style-name="P45">GDB-4. <text:s/><text:span text:style-name="T36">Place these numbers <text:s/>3.5 <text:s text:c="3"/>7.2 <text:s text:c="3"/>9.4 <text:s text:c="3"/>10.4 <text:s text:c="3"/>into 32-bit positions numbered 0, 1, 2, and 3, respecitively.</text:span></text:p>
      <text:p text:style-name="P45"/>
      <text:p text:style-name="P45"/>
      <text:p text:style-name="P45"/>
      <text:p text:style-name="P45"/>
      <text:p text:style-name="P46">GDB-5. <text:s/>An array named w has been declared in C++. <text:s/>All the elements of the array are of type double. <text:s/>Show the value in cell #2 of w in IEEE754 hex.</text:p>
      <text:p text:style-name="P46"/>
      <text:p text:style-name="P46"/>
      <text:p text:style-name="P46"/>
      <text:p text:style-name="P46"/>
      <text:p text:style-name="P46"/>
      <text:p text:style-name="P46"/>
      <text:p text:style-name="P46">DCB-6. <text:s/>Show the values in the first 5 cells of w in decimal float numbers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3">Dcb-7. <text:s text:c="2"/>Show the size (number of quadwords) in the current activation record.</text:p>
      <text:p text:style-name="P46"/>
      <text:p text:style-name="P46"/>
      <text:p text:style-name="P46"/>
      <text:p text:style-name="P46"/>
      <text:p text:style-name="P46"/>
      <text:p text:style-name="P46"/>
      <text:p text:style-name="P46">DCB-8. <text:s text:c="2"/>Change the value on top of the stack to be 5.55.</text:p>
      <text:p text:style-name="P46"/>
      <text:p text:style-name="P46"/>
      <text:p text:style-name="P46"/>
      <text:p text:style-name="P46"/>
      <text:p text:style-name="P46"/>
      <text:p text:style-name="P46"/>
      <text:p text:style-name="P46">End of test</text:p>
      <text:p text:style-name="P46"/>
      <text:p text:style-name="P46"/>
      <text:p text:style-name="P67">Reminder:</text:p>
      <text:p text:style-name="P46"/>
      <text:p text:style-name="P46">Place your name and email somewhere on this test. <text:s text:c="2"/>This page is a good place for those two data items.</text:p>
      <text:p text:style-name="P46"/>
      <text:p text:style-name="P46"/>
      <text:p text:style-name="P46"/>
      <text:p text:style-name="P46"/>
      <text:p text:style-name="P46"/>
      <text:p text:style-name="P46"/>
      <text:p text:style-name="P46">Send the completed test copy in odt or doc<text:span text:style-name="T37">x format</text:span> to the usual place: <text:s/>holliday@fullerton.edu</text:p>
      <text:p text:style-name="P46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1:31:05.060016606</meta:creation-date>
    <dc:date>2021-05-12T08:42:17.434399214</dc:date>
    <meta:editing-duration>PT5H34M12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5" meta:paragraph-count="66" meta:word-count="847" meta:character-count="4866" meta:non-whitespace-character-count="4004"/>
  </office:meta>
</office:document-meta>
</file>